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>
      <style:text-properties style:font-name="Arial1" fo:font-size="14pt"/>
    </style:style>
    <style:style style:name="P25" style:family="paragraph" style:parent-style-name="Table_20_Contents"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end" style:justify-single-word="false"/>
    </style:style>
    <style:style style:name="P27" style:family="paragraph" style:parent-style-name="Text_20_body">
      <style:text-properties fo:font-size="15pt" style:font-size-asian="15pt" style:font-size-complex="15pt"/>
    </style:style>
    <style:style style:name="P28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1" style:family="paragraph" style:parent-style-name="Standard" style:list-style-name="L1">
      <style:text-properties style:font-name="Arial" fo:font-size="16pt" style:font-size-asian="16pt" style:font-size-complex="16pt"/>
    </style:style>
    <style:style style:name="P3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4" style:family="paragraph" style:parent-style-name="Table_20_Contents">
      <style:text-properties style:font-name="Arial1" fo:font-size="14pt"/>
    </style:style>
    <style:style style:name="P3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9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cfe2f3"/>
    </style:style>
    <style:style style:name="T1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13" style:family="text"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language-asian="ja" style:country-asian="JP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background-color="#ffff00"/>
    </style:style>
    <style:style style:name="T18" style:family="text">
      <style:text-properties style:language-asian="ja" style:country-asian="JP"/>
    </style:style>
    <style:style style:name="T19" style:family="text">
      <style:text-properties style:text-position="super 58%" fo:background-color="transparent"/>
    </style:style>
    <style:style style:name="T20" style:family="text">
      <style:text-properties fo:color="#3c78d8" fo:font-size="20pt" fo:font-weight="normal" style:font-size-asian="20pt" style:font-size-complex="20pt"/>
    </style:style>
    <style:style style:name="T21" style:family="text">
      <style:text-properties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31302938863848544" text:style-name="L1">
        <text:list-item>
          <text:p text:style-name="P31"><text:a xlink:type="simple" xlink:href="https://www.chabad.org/library/bible_cdo/aid/16190" text:style-name="Internet_20_link" text:visited-style-name="Visited_20_Internet_20_Link">https://www.chabad.org/library/bible_cdo/aid/16190</text:a></text:p>
        </text:list-item>
        <text:list-item>
          <text:p text:style-name="P31"/>
        </text:list-item>
      </text:list>
      <text:p text:style-name="Standard"/>
      <text:p text:style-name="P13"><text:span text:style-name="T20">@@@</text:span></text:p>
      <text:p text:style-name="P11">------------------------------------------------------------</text:p>
      <text:p text:style-name="P18">[XXXX]</text:p>
      <text:p text:style-name="Text_20_body"/>
      <text:p text:style-name="P20"><text:span text:style-name="T1">1. </text:span><text:span text:style-name="T2">6:12</text:span></text:p>
      <text:p text:style-name="P13">1. <text:span text:style-name="T21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29">אֲשֶׁר עֲשִׁירֶיהָ מָלְאוּ חָמָס</text:p>
            <text:p text:style-name="P2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22"/>
          </table:table-cell>
        </table:table-row>
      </table:table>
      <text:p text:style-name="P1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29">וְגַם־אֲנִי הֶחֱלֵיתִי </text:p>
            <text:p text:style-name="P29">*הַכּוֹתֶ</text:p>
            <text:p text:style-name="P29">הַשְׁמֵם</text:p>
            <text:p text:style-name="P29">*עַל־חַטֹּאתֶ</text:p>
          </table:table-cell>
        </table:table-row>
        <table:table-row>
          <table:table-cell table:style-name="表300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XX:XX</text:span></text:p>
      <text:p text:style-name="Text_20_body"/>
      <text:p text:style-name="P19">[/  XXX]</text:p>
      <text:p text:style-name="Text_20_body"/>
      <text:p text:style-name="P35"/>
      <text:p text:style-name="P16">------------------------------------------------------------ TEMPLATE</text:p>
      <text:p text:style-name="P11">------------------------------------------------------------</text:p>
      <text:p text:style-name="P18">[XXXX]</text:p>
      <text:p text:style-name="Text_20_body"/>
      <text:p text:style-name="P20"><text:soft-page-break/><text:span text:style-name="T1">1. </text:span><text:span text:style-name="T2">XX:XX</text:span></text:p>
      <text:p text:style-name="P1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9">aaa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1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9">aaa</text:p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13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9">aaa</text:p>
          </table:table-cell>
        </table:table-row>
        <table:table-row>
          <table:table-cell table:style-name="表51.A2" office:value-type="string">
            <text:p text:style-name="P22"/>
          </table:table-cell>
        </table:table-row>
      </table:table>
      <text:p text:style-name="P13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9">aaa</text:p>
          </table:table-cell>
        </table:table-row>
        <table:table-row>
          <table:table-cell table:style-name="表52.A2" office:value-type="string">
            <text:p text:style-name="P22"/>
          </table:table-cell>
        </table:table-row>
      </table:table>
      <text:p text:style-name="P12"/>
      <text:p text:style-name="P20"><text:span text:style-name="T4">[next] </text:span><text:span text:style-name="T5">XX:XX</text:span></text:p>
      <text:p text:style-name="Text_20_body"/>
      <text:p text:style-name="P19">[/  XXX]</text:p>
      <text:p text:style-name="Text_20_body"/>
      <text:p text:style-name="Text_20_body"/>
      <text:p text:style-name="Text_20_body"/>
      <text:p text:style-name="Text_20_body"/>
      <text:p text:style-name="P16">/------------------------------------------------------------ /TEMPLATE</text:p>
      <text:p text:style-name="Text_20_body"/>
      <text:p text:style-name="P16">--------------------------------------- [STEPS : closing] 20191009_161940</text:p>
      <text:list xml:id="list1532995405449114783" text:style-name="L2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<text:soft-page-break/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16">/ --------------------------------------- [STEPS : closing] 20191009_161940 /</text:p>
      <text:p text:style-name="P1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/>
          </table:table-cell>
          <table:table-cell table:style-name="表236.C2" office:value-type="string">
            <text:p text:style-name="P24"/>
          </table:table-cell>
        </table:table-row>
      </table:table>
      <text:p text:style-name="P16"/>
      <text:p text:style-name="P16"/>
      <text:p text:style-name="P16">/ --------------------------------------- [SYMBOLS] 20191113_111045 /</text:p>
      <text:p text:style-name="P16"/>
      <text:p text:style-name="P1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6"/>
      <text:p text:style-name="P16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29T07:06:24.03</dc:date>
    <dc:creator>iwabuchi ken</dc:creator>
    <meta:editing-duration>P1DT4H5M20S</meta:editing-duration>
    <meta:editing-cycles>102</meta:editing-cycles>
    <meta:generator>OpenOffice/4.1.3$Win32 OpenOffice.org_project/413m1$Build-9783</meta:generator>
    <meta:document-statistic meta:table-count="8" meta:image-count="0" meta:object-count="0" meta:page-count="3" meta:paragraph-count="51" meta:word-count="143" meta:character-count="1169"/>
  </office:meta>
</office:document-meta>
</file>